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332cm" svg:height="6.249cm" svg:x="0.308cm" svg:y="3.333c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(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69" calcext:value-type="float">
            <text:p>1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5:02:49.762453016</meta:creation-date>
    <dc:date>2023-07-26T15:37:43.487543437</dc:date>
    <meta:editing-duration>PT9M30S</meta:editing-duration>
    <meta:editing-cycles>1</meta:editing-cycles>
    <meta:document-statistic meta:table-count="1" meta:cell-count="1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33cm" svg:height="6.25cm" xlink:href=".." xlink:type="simple" chart:class="chart:scatter" chart:style-name="ch1">
        <chart:title svg:x="4.733cm" svg:y="0.261cm" chart:style-name="ch2">
          <text:p>Linear search</text:p>
        </chart:title>
        <chart:legend chart:legend-position="end" svg:x="10.486cm" svg:y="2.826cm" style:legend-expansion="high" chart:style-name="ch3"/>
        <chart:plot-area chart:style-name="ch4" table:cell-range-address="Sheet1.A1:Sheet1.B6" chart:data-source-has-labels="row" svg:x="1.257cm" svg:y="1.165cm" svg:width="8.983cm" svg:height="3.979cm">
          <chartooo:coordinate-region svg:x="2.064cm" svg:y="1.364cm" svg:width="7.434cm" svg:height="3.133cm"/>
          <chart:axis chart:dimension="x" chart:name="primary-x" chart:style-name="ch5">
            <chart:title svg:x="4.871cm" svg:y="5.269cm" chart:style-name="ch6">
              <text:p>Input size n</text:p>
            </chart:title>
          </chart:axis>
          <chart:axis chart:dimension="y" chart:name="primary-y" chart:style-name="ch5">
            <chart:title svg:x="0.451cm" svg:y="4.415cm" chart:style-name="ch7">
              <text:p>Running timet(n)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n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1469">
                <text:p>1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